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1f13" officeooo:paragraph-rsid="0005b84a"/>
    </style:style>
    <style:style style:name="P2" style:family="paragraph" style:parent-style-name="Standard">
      <style:text-properties officeooo:paragraph-rsid="0005b84a"/>
    </style:style>
    <style:style style:name="P3" style:family="paragraph" style:parent-style-name="Standard">
      <style:text-properties officeooo:paragraph-rsid="0006ec61"/>
    </style:style>
    <style:style style:name="P4" style:family="paragraph" style:parent-style-name="Standard">
      <style:text-properties officeooo:rsid="000f8045" officeooo:paragraph-rsid="0006ec61"/>
    </style:style>
    <style:style style:name="P5" style:family="paragraph" style:parent-style-name="Standard">
      <style:text-properties officeooo:paragraph-rsid="0005b84a"/>
    </style:style>
    <style:style style:name="P6" style:family="paragraph" style:parent-style-name="Standard">
      <style:text-properties officeooo:rsid="0009589c" officeooo:paragraph-rsid="0009589c"/>
    </style:style>
    <style:style style:name="P7" style:family="paragraph" style:parent-style-name="Standard">
      <style:paragraph-properties fo:text-align="center" style:justify-single-word="false"/>
      <style:text-properties officeooo:rsid="0009589c" officeooo:paragraph-rsid="0009589c"/>
    </style:style>
    <style:style style:name="T1" style:family="text">
      <style:text-properties officeooo:rsid="000f1f13"/>
    </style:style>
    <style:style style:name="T2" style:family="text">
      <style:text-properties fo:font-style="italic"/>
    </style:style>
    <style:style style:name="T3" style:family="text">
      <style:text-properties officeooo:rsid="000f8045"/>
    </style:style>
    <style:style style:name="T4" style:family="text">
      <style:text-properties fo:font-weight="normal" style:font-weight-asian="normal" style:font-weight-complex="normal"/>
    </style:style>
    <style:style style:name="T5" style:family="text">
      <style:text-properties fo:font-weight="normal" officeooo:rsid="0011c31e"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5348c" style:font-weight-asian="normal" style:font-weight-complex="normal"/>
    </style:style>
    <style:style style:name="T9" style:family="text">
      <style:text-properties style:font-name="Liberation Serif" fo:font-weight="normal" officeooo:rsid="0011c31e" style:font-weight-asian="normal" style:font-weight-complex="normal"/>
    </style:style>
    <style:style style:name="T10" style:family="text">
      <style:text-properties style:font-name="Liberation Serif" fo:font-weight="normal" officeooo:rsid="000f8045" style:font-weight-asian="normal" style:font-weight-complex="normal"/>
    </style:style>
    <style:style style:name="T11" style:family="text">
      <style:text-properties style:font-name="Liberation Serif" fo:font-weight="normal" officeooo:rsid="00128b99" style:font-weight-asian="normal" style:font-weight-complex="normal"/>
    </style:style>
    <style:style style:name="T12" style:family="text">
      <style:text-properties officeooo:rsid="0006ec61"/>
    </style:style>
    <style:style style:name="T13" style:family="text">
      <style:text-properties officeooo:rsid="000b3e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1) </text:span>Explicar brevemente qué es y para qué sirve SSH. ¿Qué es OpenSSH?</text:p>
      <text:p text:style-name="P1"/>
      <text:p text:style-name="P2">SS<text:span text:style-name="T1">H </text:span>es un protocolo que facilita las comunicaciones seguras entre dos sistemas usando una arquitectura cliente/servidor y que permite a los usuarios conectarse a un host remotamente, encripta la sesión de conexión, haciendo imposible que alguien pueda obtener contraseñas no encriptadas. OpenSSH es un conjunto de aplicaciones que permiten realizar comunicaciones cifradas a través de una red, usando el protocolo SSH.</text:p>
      <text:p text:style-name="P2"/>
      <text:p text:style-name="P6">2) En alguna instalación de GNU/Linux, derivada de Debian, instalar cliente y</text:p>
      <text:p text:style-name="P6">servidor de OpenSSH ​ (ver apt-get install, o aptitude).</text:p>
      <text:p text:style-name="P6"/>
      <text:p text:style-name="P7"><text:span text:style-name="T13">I</text:span>nstalaci<text:span text:style-name="T13">ó</text:span>n <text:span text:style-name="T13">de servidor: </text:span>sudo apt-get install openssh-server</text:p>
      <text:p text:style-name="P7"><text:span text:style-name="T13">Instalación de cliente: </text:span>sudo apt-get install openssh-client</text:p>
      <text:p text:style-name="P6"/>
      <text:p text:style-name="P2"/>
      <text:p text:style-name="P3"><text:span text:style-name="T12">4) </text:span>Configurar el servicio SSH para que no admita conexiones con el usuario root.</text:p>
      <text:p text:style-name="P3"/>
      <text:p text:style-name="P3"><text:span text:style-name="T3">Para modificar la configuración del servidor SSH, es necesario abrir el archivo sshd_config, dentro de la carpeta de ssh en nuestra maquina. Dentro del mismo, hay una linea llamada “PermitRootLogin”, solo hace falta escribir “no” al lado, para deshabilitar el loggeo como usuario Root. </text:span>De esta manera las conexiones <text:span text:style-name="T3">R</text:span>oot quedarán bloqueadas evitando que usuarios no autorizados puedan realizar ataques de fuerza bruta contra nuestro servidor SSH para adivinar los credenciales del usuario Root.</text:p>
      <text:p text:style-name="P2"/>
      <text:p text:style-name="P4">5) Configurar el servicio para que solo permita conexiones remotas a ciertos</text:p>
      <text:p text:style-name="P3">usuarios.</text:p>
      <text:p text:style-name="P3"/>
      <text:p text:style-name="P3"><text:span text:style-name="T3">Dentro del mismo archivo sshd_config en la carpeta ssh para crear una lista de usuarios permitidos para conectarse remotamente se utiliza </text:span><text:span text:style-name="Strong_20_Emphasis"><text:span text:style-name="T4">AllowUsers, e</text:span></text:span><text:span text:style-name="Strong_20_Emphasis"><text:span text:style-name="T5">sto</text:span></text:span><text:span text:style-name="Strong_20_Emphasis"><text:span text:style-name="T4"> bloqueará todas las conexiones de los usuarios que no estén en el listado.</text:span></text:span></text:p>
      <text:p text:style-name="P2"><text:span text:style-name="Strong_20_Emphasis"><text:span text:style-name="T7"/></text:span></text:p>
      <text:p text:style-name="P3"><text:span text:style-name="Strong_20_Emphasis"><text:span text:style-name="T9">6) El servicio SSH por defecto escucha en el puerto 22. Modificarlo para que atienda</text:span></text:span></text:p>
      <text:p text:style-name="P3"><text:span text:style-name="Strong_20_Emphasis"><text:span text:style-name="T9">en el puerto 10022 (u otro) y averiguar cuál es el comando utilizado para poder</text:span></text:span></text:p>
      <text:p text:style-name="P3"><text:span text:style-name="Strong_20_Emphasis"><text:span text:style-name="T9">acceder al servidor en el nuevo puerto. ​ (consultar man ssh).</text:span></text:span></text:p>
      <text:p text:style-name="P3"><text:span text:style-name="Strong_20_Emphasis"><text:span text:style-name="T9"/></text:span></text:p>
      <text:p text:style-name="P3"><text:span text:style-name="Strong_20_Emphasis"><text:span text:style-name="T10">Dentro del mismo archivo sshd_config en la carpeta ssh </text:span></text:span><text:span text:style-name="Strong_20_Emphasis"><text:span text:style-name="T9">para cambiar el puerto de escucha por defecto </text:span></text:span><text:span text:style-name="Strong_20_Emphasis"><text:span text:style-name="T11">se cambia la linea que dice “Port” y en vez del 22 que está, ponemos el número que queramos (en este caso 10022)</text:span></text:span></text:p>
      <text:p text:style-name="P2"><text:span text:style-name="Strong_20_Emphasis"><text:span text:style-name="T11"/></text:span></text:p>
      <text:p text:style-name="P3"><text:span text:style-name="Strong_20_Emphasis"><text:span text:style-name="T8">7) Por defecto, al autenticarnos correctamente en el servidor SSH, éste nos muestra</text:span></text:span></text:p>
      <text:p text:style-name="P3"><text:span text:style-name="Strong_20_Emphasis"><text:span text:style-name="T8">la fecha y hora de la última vez que nos conectamos. Buscar la forma de</text:span></text:span></text:p>
      <text:p text:style-name="P3"><text:span text:style-name="Strong_20_Emphasis"><text:span text:style-name="T8">modificar este aspecto.</text:span></text:span></text:p>
      <text:p text:style-name="P3"><text:span text:style-name="Strong_20_Emphasis"><text:span text:style-name="T8"/></text:span></text:p>
      <text:p text:style-name="P3"><text:span text:style-name="Strong_20_Emphasis"><text:span text:style-name="T8">Para modificar el mensaje de bienvenida, hay que modificar el archivo etc/motd/.</text:span></text:span></text:p>
      <text:p text:style-name="P2"><text:span text:style-name="Strong_20_Emphasis"><text:span text:style-name="T8"/></text:span></text:p>
      <text:p text:style-name="P3"><text:span text:style-name="Strong_20_Emphasis"><text:span text:style-name="T8">8) Configurar el servidor SSH de forma adecuada para que acepte la redirección X11,</text:span></text:span></text:p>
      <text:p text:style-name="P3"><text:span text:style-name="Strong_20_Emphasis"><text:span text:style-name="T8">de tal forma que se puedan ejecutar aplicaciones gráficas de forma remota.</text:span></text:span></text:p>
      <text:p text:style-name="P3"><text:span text:style-name="Strong_20_Emphasis"><text:span text:style-name="T8">Comprobar su funcionamiento.</text:span></text:span></text:p>
      <text:p text:style-name="P3"><text:span text:style-name="Strong_20_Emphasis"><text:span text:style-name="T8"/></text:span></text:p>
      <text:p text:style-name="P3"><text:soft-page-break/><text:span text:style-name="Strong_20_Emphasis"><text:span text:style-name="T8">Para ejecutar aplicaciones graficas de forma remota, en el servidor, editar el archivo </text:span></text:span><text:span text:style-name="Emphasis"><text:span text:style-name="T8">/etc/ssh/ssh_config</text:span></text:span><text:span text:style-name="Strong_20_Emphasis"><text:span text:style-name="T8"> y modificar la opción </text:span></text:span><text:span text:style-name="Emphasis"><text:span text:style-name="T8">X11Forwarding</text:span></text:span><text:span text:style-name="Strong_20_Emphasis"><text:span text:style-name="T8"> para que quede así: </text:span></text:span><text:span text:style-name="T6">X11Forwarding yes</text:span></text:p>
      <text:p text:style-name="P2"><text:span text:style-name="Strong_20_Emphasis"><text:span text:style-name="T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21:19:01.845543451</meta:creation-date>
    <dc:date>2022-05-30T21:02:30.667101050</dc:date>
    <meta:editing-duration>PT39M28S</meta:editing-duration>
    <meta:editing-cycles>7</meta:editing-cycles>
    <meta:generator>LibreOffice/6.4.7.2$Linux_X86_64 LibreOffice_project/40$Build-2</meta:generator>
    <meta:document-statistic meta:table-count="0" meta:image-count="0" meta:object-count="0" meta:page-count="2" meta:paragraph-count="23" meta:word-count="422" meta:character-count="2686" meta:non-whitespace-character-count="2283"/>
  </office:meta>
</office:document-meta>
</file>